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400000264A9B1C90CDFEB5678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9cm, 0.5cm, 0.601cm, 0.5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2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35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353cm" fo:margin-bottom="0.35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73763" style:text-line-through-style="none" style:text-line-through-type="none" style:text-position="0% 100%" style:font-name="Inter" fo:font-size="52pt" fo:letter-spacing="normal" fo:font-style="normal" style:text-underline-style="none" fo:font-weight="bold" style:font-name-asian="Inter" style:font-size-asian="52pt" style:font-style-asian="normal" style:font-weight-asian="bold" style:font-name-complex="Inter" style:font-size-complex="5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nter" fo:font-size="52pt" fo:letter-spacing="normal" fo:font-style="normal" style:text-underline-style="none" fo:font-weight="bold" style:font-name-asian="Inter" style:font-size-asian="52pt" style:font-style-asian="normal" style:font-weight-asian="bold" style:font-name-complex="Inter" style:font-size-complex="5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nter" fo:font-size="25pt" fo:letter-spacing="normal" fo:font-style="normal" style:text-underline-style="none" fo:font-weight="bold" style:font-name-asian="Inter" style:font-size-asian="25pt" style:font-style-asian="normal" style:font-weight-asian="bold" style:font-name-complex="Inter" style:font-size-complex="25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nter" fo:font-size="25pt" fo:letter-spacing="normal" fo:font-style="normal" style:text-underline-style="none" fo:font-weight="normal" style:font-name-asian="Inter" style:font-size-asian="25pt" style:font-style-asian="normal" style:font-weight-asian="normal" style:font-name-complex="Inter" style:font-size-complex="25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Inter" fo:font-size="20pt" fo:letter-spacing="normal" fo:font-style="normal" style:text-underline-style="none" fo:font-weight="normal" style:font-name-asian="Inter" style:font-size-asian="20pt" style:font-style-asian="normal" style:font-weight-asian="normal" style:font-name-complex="Inter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658cm" svg:y="-0.286cm" presentation:class="title" presentation:user-transformed="true">
          <draw:text-box>
            <text:p text:style-name="P1"><text:span text:style-name="T1">REDES NEURONALES</text:span></text:p>
          </draw:text-box>
        </draw:frame>
        <draw:frame draw:name="Google Shape;55;p13" presentation:style-name="pr1" draw:text-style-name="P2" draw:layer="layout" svg:width="23.667cm" svg:height="3.625cm" svg:x="0.866cm" svg:y="1.789cm" presentation:class="title" presentation:user-transformed="true">
          <draw:text-box>
            <text:p text:style-name="P1"><text:span text:style-name="T2">REDES NEURONALES</text:span></text:p>
          </draw:text-box>
        </draw:frame>
        <draw:frame draw:name="Google Shape;56;p13" presentation:style-name="pr2" draw:text-style-name="P7" draw:layer="layout" svg:width="10.965cm" svg:height="6.475cm" svg:x="2.676cm" svg:y="6.58cm" presentation:class="subtitle" presentation:user-transformed="true">
          <draw:text-box>
            <text:p text:style-name="P3"><text:span text:style-name="T3">Integrantes</text:span><text:span text:style-name="T4">:</text:span></text:p>
            <text:p text:style-name="P4"><text:span text:style-name="T5">Cardone Lucas.</text:span></text:p>
            <text:p text:style-name="P5"><text:span text:style-name="T5">Rillo Jazmín.</text:span></text:p>
            <text:p text:style-name="P5"><text:span text:style-name="T5">Santibañez Franco.</text:span></text:p>
            <text:p text:style-name="P5"><text:span text:style-name="T5">Tamola Valentín.</text:span></text:p>
            <text:p text:style-name="P6"><text:span text:style-name="T5">Zamperoni Luca.</text:span></text:p>
          </draw:text-box>
        </draw:frame>
        <draw:frame draw:name="Google Shape;57;p13" draw:style-name="gr1" draw:text-style-name="P8" draw:layer="layout" svg:width="6.475cm" svg:height="6.475cm" svg:x="13.009cm" svg:y="6.952cm">
          <draw:image xlink:href="Pictures/100000000000026400000264A9B1C90CDFEB5678.jpg" xlink:type="simple" xlink:show="embed" xlink:actuate="onLoad">
            <text:p/>
          </draw:image>
        </draw:frame>
        <presentation:notes draw:style-name="dp2">
          <draw:page-thumbnail draw:name="Google Shape;51;g1e17819a47d_0_102:notes" draw:style-name="gr2" draw:layer="layout" svg:width="16.932cm" svg:height="9.524cm" svg:x="1.059cm" svg:y="1.905cm" draw:page-number="1" presentation:class="page"/>
          <draw:frame draw:name="Google Shape;52;g1e17819a47d_0_102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"/>
    <meta:generator>LibreOfficeDev/6.0.5.2$Linux_X86_64 LibreOffice_project/</meta:generator>
  </office:meta>
</office:document-meta>
</file>